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611122980"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text:soft-page-break/>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text:soft-page-break/>zeroth, first, and second element of the position array, respectively) of a SpatialVertex (behavior 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gamma: the value of gamma to be used in GrowingNetwork3D::gradientDescent; defaults to 1.0</text:p>
      <text:p text:style-name="P2"/>
      <text:p text:style-name="P2"><text:tab/><text:tab/>double tolerance: the tolerance value to be used in GrowingNetwork3D::gradientDescent; defaults to 0.0</text:p>
      <text:p text:style-name="P2"/>
      <text:p text:style-name="P2"><text:tab/><text:tab/>long int maxItr: the maximum number of iterations to be performed in GrowingNetwork3D::gradientDescent; defaults to 36</text:p>
      <text:p text:style-name="P2"/>
      <text:p text:style-name="P2"><text:tab/>Methods:</text:p>
      <text:p text:style-name="P2"/>
      <text:p text:style-name="P2"><text:tab/><text:tab/>GrowingNetwork3D(long int n, long int m, double gam = 1.0, double tol = 0.0,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grow(long int n): grows n additional nodes onto the graph using the following algorithm:</text:p>
      <text:list xml:id="list1166882471"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text:soft-page-break/></text:p>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potentials of two subsequent states is less than or equal to tolerance, using a force-to-displacement conversion factor of gam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2T15:36:56</dc:date>
    <meta:editing-duration>PT8H11M35S</meta:editing-duration>
    <meta:editing-cycles>96</meta:editing-cycles>
    <meta:generator>LibreOffice/3.5$Linux_x86 LibreOffice_project/350m1$Build-2</meta:generator>
    <meta:document-statistic meta:table-count="0" meta:image-count="0" meta:object-count="0" meta:page-count="6" meta:paragraph-count="86" meta:word-count="1928" meta:character-count="12765" meta:non-whitespace-character-count="10773"/>
  </office:meta>
</office:document-meta>
</file>